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2.6744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C1"/>
    </style:style>
    <style:style style:name="ce6" style:family="table-cell" style:parent-style-name="Default">
      <style:map style:condition="cell-content()=&quot;x&quot;" style:apply-style-name="Untitled1" style:base-cell-address="Sheet1.C1"/>
    </style:style>
    <style:style style:name="ce7" style:family="table-cell" style:parent-style-name="Default" style:data-style-name="N100">
      <style:map style:condition="cell-content()=&quot;x&quot;" style:apply-style-name="Untitled1" style:base-cell-address="Sheet1.C1"/>
    </style:style>
    <style:style style:name="ce8" style:family="table-cell" style:parent-style-name="Default" style:data-style-name="N100">
      <style:map style:condition="cell-content()=&quot;x&quot;" style:apply-style-name="Untitled1" style:base-cell-address="Sheet1.C6"/>
    </style:style>
    <style:style style:name="ce9" style:family="table-cell" style:parent-style-name="Default" style:data-style-name="N100">
      <style:map style:condition="cell-content()=&quot;x&quot;" style:apply-style-name="Untitled1" style:base-cell-address="Sheet1.C1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13" style:family="table-cell" style:parent-style-name="Default" style:data-style-name="N100">
      <style:map style:condition="cell-content()=&quot;x&quot;" style:apply-style-name="Untitled1" style:base-cell-address="Sheet1.G8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H1"/>
    </style:style>
    <style:style style:name="ce15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H1"/>
    </style:style>
    <style:style style:name="ce16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H1"/>
    </style:style>
    <style:style style:name="ce17" style:family="table-cell" style:parent-style-name="Default">
      <style:map style:condition="cell-content()=&quot;x&quot;" style:apply-style-name="Untitled1" style:base-cell-address="Sheet1.H1"/>
    </style:style>
    <style:style style:name="ce18" style:family="table-cell" style:parent-style-name="Default" style:data-style-name="N100">
      <style:map style:condition="cell-content()=&quot;x&quot;" style:apply-style-name="Untitled1" style:base-cell-address="Sheet1.H1"/>
    </style:style>
    <style:style style:name="ce19" style:family="table-cell" style:parent-style-name="Default" style:data-style-name="N100">
      <style:map style:condition="cell-content()=&quot;x&quot;" style:apply-style-name="Untitled1" style:base-cell-address="Sheet1.H1"/>
    </style:style>
    <style:style style:name="ce20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H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4" table:default-cell-style-name="ce7"/>
        <table:table-column table:style-name="co5" table:default-cell-style-name="ce18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11"/>
          <table:table-cell table:style-name="ce12" office:value-type="string" calcext:value-type="string" table:number-columns-spanned="2" table:number-rows-spanned="1">
            <text:p>Tests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Tested functionality fixed</text:p>
          </table:table-cell>
          <table:covered-table-cell table:style-name="ce20"/>
          <table:table-cell table:style-name="ce1" office:value-type="string" calcext:value-type="string">
            <text:p>Important (Z)</text:p>
          </table:table-cell>
          <table:table-cell table:style-name="ce1" office:value-type="string" calcext:value-type="string">
            <text:p>Locked by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5" office:value-type="string" calcext:value-type="string">
            <text:p>EX</text:p>
          </table:table-cell>
          <table:table-cell table:style-name="ce15" office:value-type="string" calcext:value-type="string">
            <text:p>TS</text:p>
          </table:table-cell>
          <table:table-cell table:style-name="ce1" table:number-columns-repeated="2"/>
          <table:table-cell table:style-name="ce1" office:value-type="string" calcext:value-type="string">
            <text:p>Test Group (uses same test context)</text:p>
          </table:table-cell>
          <table:table-cell table:style-name="ce1"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16" table:number-columns-repeated="2"/>
          <table:table-cell table:style-name="ce2"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style-name="ce17" table:number-columns-repeated="2"/>
          <table:table-cell table:style-name="ce1" office:value-type="string" calcext:value-type="string">
            <text:p>X – very much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spac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ass construction/destruction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13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heritance (single/multiple)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3"/>
          <table:table-cell table:style-name="ce19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ceptions throw and try/catch/catch..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eck that the code (inside a try, or a function) <text:s/>throws an exception, and that it is handled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atic member access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nitializer lists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tic members (data/functions)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sing namespac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ynamic_cast/reinterpret_cast/static_cast/const_cast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ypedefs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xplicit constructors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erator overloading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eprocessor definitions (define/ifdef)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uto/decltype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ypeid (type of expression)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ange based for loop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xplicit type casting oper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amespace aliasing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nline member functions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unction parameter default values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otoypes of classes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unction templates</text:p>
          </table:table-cell>
          <table:table-cell table:number-columns-repeated="7"/>
          <table:table-cell office:value-type="string" calcext:value-type="string">
            <text:p>xi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n-type template arguments (multiply an argument without even knowing if you can multiply it)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ame visibility (scopes)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ray initializer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elete/delete[]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perator delete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ember function with template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ember function using class template as a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verloading constru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onst member functions (can only call const operations on const typ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irtual destructors, not pure!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py constructor and assign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ve consructor and assignment</text:p>
          </table:table-cell>
          <table:table-cell table:number-columns-repeated="9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plicit members (delete/default keywords)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rie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riend classes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xplicit calling function of supertype (with muliple inheritance), also check if this is needed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heck: don't inherit assignment operators, destructor, constructors, friends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typecast operators</text:p>
          </table:table-cell>
          <table:table-cell table:style-name="ce6" table:number-columns-repeated="5"/>
          <table:table-cell table:style-name="ce17" table:number-columns-repeated="2"/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niform initialization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lass template specialization (template&lt;&gt; class myclass&lt;int&gt;)</text:p>
          </table:table-cell>
          <table:table-cell table:number-columns-repeated="1022"/>
        </table:table-row>
        <table:table-row table:style-name="ro2" table:number-rows-repeated="28">
          <table:table-cell table:number-columns-repeated="2"/>
          <table:table-cell table:style-name="ce6" table:number-columns-repeated="5"/>
          <table:table-cell table:style-name="ce17" table:number-columns-repeated="2"/>
          <table:table-cell table:number-columns-repeated="1015"/>
        </table:table-row>
        <table:table-row table:style-name="ro2" table:number-rows-repeated="104848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10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10" table:number-columns-repeated="7"/>
          <table:table-cell table:number-columns-repeated="1015"/>
        </table:table-row>
        <calcext:conditional-formats>
          <calcext:conditional-format calcext:target-range-address="Sheet1.E10:Sheet1.F1048573 Sheet1.C1:Sheet1.D5 Sheet1.C10:Sheet1.D1048573 Sheet1.G7:Sheet1.G7 Sheet1.G10:Sheet1.G1048573 Sheet1.E7:Sheet1.F8 Sheet1.C7:Sheet1.D8 Sheet1.E1:Sheet1.G6">
            <calcext:condition calcext:apply-style-name="Untitled1" calcext:value="=&quot;x&quot;" calcext:base-cell-address="Sheet1.C1"/>
          </calcext:conditional-format>
          <calcext:conditional-format calcext:target-range-address="Sheet1.C6:Sheet1.D6">
            <calcext:condition calcext:apply-style-name="Untitled1" calcext:value="=&quot;x&quot;" calcext:base-cell-address="Sheet1.C6"/>
          </calcext:conditional-format>
          <calcext:conditional-format calcext:target-range-address="Sheet1.H10:Sheet1.I1048573 Sheet1.H1:Sheet1.I8">
            <calcext:condition calcext:apply-style-name="Untitled1" calcext:value="=&quot;x&quot;" calcext:base-cell-address="Sheet1.H1"/>
          </calcext:conditional-format>
          <calcext:conditional-format calcext:target-range-address="Sheet1.G8:Sheet1.G8">
            <calcext:condition calcext:apply-style-name="Untitled1" calcext:value="=&quot;x&quot;" calcext:base-cell-address="Sheet1.G8"/>
          </calcext:conditional-format>
          <calcext:conditional-format calcext:target-range-address="Sheet1.C9:Sheet1.G9">
            <calcext:condition calcext:apply-style-name="Untitled1" calcext:value="=&quot;x&quot;" calcext:base-cell-address="Sheet1.C9"/>
          </calcext:conditional-format>
          <calcext:conditional-format calcext:target-range-address="Sheet1.H9:Sheet1.I9">
            <calcext:condition calcext:apply-style-name="Untitled1" calcext:value="=&quot;x&quot;" calcext:base-cell-address="Sheet1.H9"/>
          </calcext:conditional-format>
        </calcext:conditional-formats>
      </table:table>
      <table:named-expressions/>
      <table:database-ranges>
        <table:database-range table:name="__Anonymous_Sheet_DB__0" table:target-range-address="Sheet1.B40:Sheet1.B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5:30:26.667079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10-30T15:37:32.740975216</dc:date>
    <meta:editing-duration>PT14H39M40S</meta:editing-duration>
    <meta:editing-cycles>34</meta:editing-cycles>
    <meta:generator>LibreOffice/4.2.6.3$Linux_X86_64 LibreOffice_project/420m0$Build-3</meta:generator>
    <meta:document-statistic meta:table-count="1" meta:cell-count="214" meta:object-count="0"/>
  </office:meta>
</office:document-meta>
</file>